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d14b" officeooo:paragraph-rsid="000ad14b"/>
    </style:style>
    <style:style style:name="P2" style:family="paragraph" style:parent-style-name="Standard">
      <style:text-properties officeooo:rsid="000b1bd3" officeooo:paragraph-rsid="000b1bd3"/>
    </style:style>
    <style:style style:name="T1" style:family="text">
      <style:text-properties fo:font-size="14pt" officeooo:rsid="000ad14b" style:font-size-asian="12.25pt" style:font-size-complex="14pt"/>
    </style:style>
    <style:style style:name="T2" style:family="text">
      <style:text-properties fo:font-size="14pt" style:text-underline-style="solid" style:text-underline-width="auto" style:text-underline-color="font-color" officeooo:rsid="000ad14b" style:font-size-asian="12.25pt" style:font-size-complex="14pt"/>
    </style:style>
    <style:style style:name="T3" style:family="text">
      <style:text-properties officeooo:rsid="000b1b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1"/><text:span text:style-name="T1"><text:s text:c="26"/></text:span><text:span text:style-name="T2"><text:s/>Acceptance</text:span></text:p>
      <text:p text:style-name="P1"/>
      <text:p text:style-name="P1"/>
      <text:p text:style-name="P1"/>
      <text:p text:style-name="P1">1. In Registration form no <text:span text:style-name="T3">fields</text:span> can be <text:span text:style-name="T3">empty.</text:span></text:p>
      <text:p text:style-name="P2">2. Email address should be only email type (@ has to be there).</text:p>
      <text:p text:style-name="P2">3.Name character should be limited (may be no more than 30 letter).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8T21:23:39.986077512</meta:creation-date>
    <dc:date>2015-01-18T21:50:22.851008699</dc:date>
    <meta:editing-duration>PT11M32S</meta:editing-duration>
    <meta:editing-cycles>1</meta:editing-cycles>
    <meta:document-statistic meta:table-count="0" meta:image-count="0" meta:object-count="0" meta:page-count="1" meta:paragraph-count="4" meta:word-count="35" meta:character-count="245" meta:non-whitespace-character-count="156"/>
    <meta:generator>LibreOffice/4.2.4.2$Linux_X86_64 LibreOffice_project/420m0$Build-2</meta:generator>
  </office:meta>
</office:document-meta>
</file>